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draw:shadow="visible" draw:shadow-color="#c0c0c0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8.85cm" svg:height="1.195cm" svg:x="6.945cm" svg:y="2cm">
          <draw:text-box>
            <text:p text:style-name="P1">Standard image for JBM docs</text:p>
          </draw:text-box>
        </draw:frame>
        <draw:custom-shape draw:style-name="gr2" draw:text-style-name="P2" draw:layer="layout" svg:width="6cm" svg:height="3cm" svg:x="2cm" svg:y="4cm">
          <text:p text:style-name="P2"><text:span text:style-name="T1">Some box, font size 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5.5cm" svg:y="9cm">
          <text:p text:style-name="P3"><text:span text:style-name="T1">Small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2cm" svg:y="9cm">
          <text:p text:style-name="P3"><text:span text:style-name="T1">Small box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92cm" svg:height="3.926cm" svg:x="3cm" svg:y="11.3cm">
          <draw:text-box>
            <text:p text:style-name="P1"><text:span text:style-name="T1">All captions font size 10</text:span></text:p>
            <text:p text:style-name="P1"><text:span text:style-name="T1">All lines and borders width 0</text:span></text:p>
            <text:p text:style-name="P1"><text:span text:style-name="T1">Fill colour sun 4</text:span></text:p>
            <text:p text:style-name="P1"><text:span text:style-name="T1">Optional shadow light grey</text:span></text:p>
            <text:p text:style-name="P1"><text:span text:style-name="T1">Font Nimbus Sans L</text:span></text:p>
            <text:p text:style-name="P1"><text:span text:style-name="T1">Lines width 0</text:span></text:p>
            <text:p text:style-name="P1"><text:span text:style-name="T1">Arrays – arrow concave size 0.20</text:span></text:p>
          </draw:text-box>
        </draw:frame>
        <draw:line draw:style-name="gr3" draw:text-style-name="P5" draw:layer="layout" svg:x1="3.3cm" svg:y1="7cm" svg:x2="3.3cm" svg:y2="9cm">
          <text:p text:style-name="P1"/>
        </draw:line>
        <draw:line draw:style-name="gr4" draw:text-style-name="P5" draw:layer="layout" svg:x1="6.7cm" svg:y1="7cm" svg:x2="6.7cm" svg:y2="9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5-08T16:57:21</meta:creation-date>
    <dc:date>2009-05-08T17:50:23</dc:date>
    <meta:editing-cycles>4</meta:editing-cycles>
    <meta:editing-duration>PT53M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